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Front_5f_matter">
      <style:paragraph-properties style:page-number="auto"/>
      <style:text-properties officeooo:rsid="0014826c" officeooo:paragraph-rsid="0014826c"/>
    </style:style>
    <style:style style:name="P2" style:family="paragraph" style:parent-style-name="Text_20_body">
      <style:text-properties officeooo:rsid="0014826c" officeooo:paragraph-rsid="0014826c"/>
    </style:style>
    <style:style style:name="P3" style:family="paragraph" style:parent-style-name="Text_20_body">
      <style:paragraph-properties fo:text-align="center" style:justify-single-word="false"/>
      <style:text-properties officeooo:rsid="0014826c" officeooo:paragraph-rsid="0014826c"/>
    </style:style>
    <style:style style:name="P4" style:family="paragraph" style:parent-style-name="Heading_20_1" style:list-style-name=""/>
    <style:style style:name="P5" style:family="paragraph" style:parent-style-name="Heading_20_1" style:master-page-name="Standard">
      <style:paragraph-properties style:page-number="1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FM_20_Heading" style:master-page-name="Front_5f_matter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Title#</text:p>
      <text:p text:style-name="P2"/>
      <text:p text:style-name="P3">#front_page#</text:p>
      <text:p text:style-name="P3"/>
      <text:h text:style-name="P8" text:outline-level="1"><text:bookmark-start text:name="__RefHeading___Toc579_2883463470"/>Summary<text:bookmark-end text:name="__RefHeading___Toc579_2883463470"/></text:h>
      <text:p text:style-name="P2">#summary#</text:p>
      <text:p text:style-name="P2"/>
      <text:table-of-content text:style-name="Sect1" text:protected="true" text:name="Table of Contents1">
        <text:table-of-content-source text:outline-level="3">
          <text:index-title-template text:style-name="FM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8" text:outline-level="1">Table of Contents</text:h>
          </text:index-title>
          <text:p text:style-name="P7"><text:a xlink:type="simple" xlink:href="#__RefHeading___Toc579_2883463470" text:style-name="Index_20_Link" text:visited-style-name="Index_20_Link">Summary<text:tab/>ii</text:a></text:p>
          <text:p text:style-name="P7"><text:a xlink:type="simple" xlink:href="#__RefHeading___Toc581_2883463470" text:style-name="Index_20_Link" text:visited-style-name="Index_20_Link">1. Introduction<text:tab/>1</text:a></text:p>
        </text:index-body>
      </text:table-of-content>
      <text:h text:style-name="P4" text:outline-level="1"/>
      <text:h text:style-name="P5" text:outline-level="1"><text:bookmark-start text:name="__RefHeading___Toc581_2883463470"/>Introduction<text:bookmark-end text:name="__RefHeading___Toc581_2883463470"/></text:h>
      <text:p text:style-name="P2">#intro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M_20_Heading" style:display-name="FM Heading" style:family="paragraph" style:parent-style-name="Heading" style:default-outline-level="1" style:list-style-name="" style:master-page-name="">
      <style:paragraph-properties style:page-number="auto" style:writing-mode="page"/>
      <style:text-properties fo:font-size="130%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#ffffcc" style:writing-mode="lr-tb" draw:fill="solid" draw:fill-color="#ffffcc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#eeeeee" style:writing-mode="lr-tb" draw:fill="solid" draw:fill-color="#eeeee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footer>
        <text:p text:style-name="MP1"><text:page-number text:select-page="current">1</text:page-number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Front_5f_matter" style:display-name="Front_matter" style:page-layout-name="Mpm3">
      <style:footer>
        <text:p text:style-name="MP1"><text:page-number text:select-page="current">iii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7S</meta:editing-duration>
    <meta:editing-cycles>3</meta:editing-cycles>
    <meta:generator>LibreOffice/5.3.1.2$Windows_x86 LibreOffice_project/e80a0e0fd1875e1696614d24c32df0f95f03deb2</meta:generator>
    <dc:date>2017-04-28T16:04:09.981000000</dc:date>
    <meta:document-statistic meta:table-count="0" meta:image-count="0" meta:object-count="0" meta:page-count="5" meta:paragraph-count="12" meta:word-count="18" meta:character-count="104" meta:non-whitespace-character-count="99"/>
    <meta:user-defined meta:name="Info 1"/>
    <meta:user-defined meta:name="Info 2"/>
    <meta:user-defined meta:name="Info 3"/>
    <meta:user-defined meta:name="Info 4"/>
  </office:meta>
</office:document-meta>
</file>